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Cumberland AMT" svg:font-family="'Cumberland AMT'" style:font-family-generic="modern" style:font-pitch="fixed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</office:font-face-decls>
  <office:automatic-styles>
    <style:style style:name="P1" style:family="paragraph" style:parent-style-name="Preformatted_20_Text">
      <style:text-properties style:text-underline-style="none" fo:font-weight="bold" style:font-weight-asian="bold" style:font-weight-complex="bold"/>
    </style:style>
    <style:style style:name="P2" style:family="paragraph" style:parent-style-name="Preformatted_20_Text">
      <style:text-properties fo:font-weight="normal" style:font-weight-asian="normal" style:font-weight-complex="normal"/>
    </style:style>
    <style:style style:name="P3" style:family="paragraph" style:parent-style-name="Preformatted_20_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'inode bitmap</text:p>
      <text:p text:style-name="P2">L'inode bitmap indique, dans chaque block group, pour chaque inode, si elle est utilisé ou non.</text:p>
      <text:p text:style-name="P2">Il est représenté par un tableau de bits, sur au plus 1 block, dont la position est indiquée dans le group descriptor.</text:p>
      <text:p text:style-name="P2"/>
      <text:p text:style-name="P1">Le “data block” bitmap</text:p>
      <text:p text:style-name="P3">Le data block bitmap indique, dans chaque block group, pour chaque block si il est utilisé ou non.</text:p>
      <text:p text:style-name="P3">Il est représenté par un tableau de bits, sur au plus 1 block, dont la position est indiquée dans le group descript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Cumberland AMT" svg:font-family="'Cumberland AMT'" style:font-family-generic="modern" style:font-pitch="fixed"/>
    <style:font-face style:name="Albany AMT1" svg:font-family="'Albany AMT'" style:font-pitch="variable"/>
    <style:font-face style:name="HG Mincho Light J" svg:font-family="'HG Mincho Light J'" style:font-pitch="variable"/>
    <style:font-face style:name="Lucidasans" svg:font-family="Lucidasans" style:font-pitch="variable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font-name-asian="Albany AMT1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HG Mincho Light J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umberland AMT" fo:font-size="10pt" style:font-name-asian="Cumberland AMT" style:font-size-asian="10pt" style:font-name-complex="Cumberland AMT" style:font-size-complex="10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1</meta:generator>
    <meta:creation-date>2006-11-22T18:51:00</meta:creation-date>
    <dc:date>2007-02-27T17:36:14</dc:date>
    <dc:language>en-US</dc:language>
    <meta:editing-cycles>229</meta:editing-cycles>
    <meta:editing-duration>PT7H31M3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84" meta:character-count="465"/>
  </office:meta>
</office:document-meta>
</file>